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ourna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tage 1 - He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corridor with tables</text:p>
              </text:list-item>
              <text:list-item>
                <text:p>One team is attacking, others defend</text:p>
              </text:list-item>
              <text:list-item>
                <text:p>Defending teams each place a single sensor – one per table, rotating which team gets to place first</text:p>
              </text:list-item>
              <text:list-item>
                <text:p>Successful detecting buzzer earns points</text:p>
              </text:list-item>
              <text:list-item>
                <text:p>Navigate around sensors to obtain RFID card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ge 2 – Data retrieva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ata is encrypted on card – use caesar cipher, and includes the hash of a password</text:p>
              </text:list-item>
              <text:list-item>
                <text:p>Points are awarded for correctly decryp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age 3 – Cracking the passwor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Use John The Ripper to learn the password</text:p>
              </text:list-item>
              <text:list-item>
                <text:p text:style-name="P2">Points are awarded for successful retrieval of the passwo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5:19:33.970774088</meta:creation-date>
    <meta:editing-duration>PT4M16S</meta:editing-duration>
    <meta:editing-cycles>2</meta:editing-cycles>
    <meta:generator>LibreOffice/6.4.7.2$Linux_X86_64 LibreOffice_project/40$Build-2</meta:generator>
    <dc:title>Blue Curve</dc:title>
    <dc:date>2021-06-15T15:34:00.146384648</dc:date>
    <meta:document-statistic meta:object-count="50"/>
  </office:meta>
</office:document-meta>
</file>